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042187" officeooo:paragraph-rsid="00042187"/>
    </style:style>
    <style:style style:name="P4" style:family="paragraph" style:parent-style-name="Heading_20_1" style:list-style-name="WWNum1" style:master-page-name="First_20_Page">
      <style:paragraph-properties style:page-number="auto"/>
      <style:text-properties officeooo:rsid="000565e2" officeooo:paragraph-rsid="000565e2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042187"/>
    </style:style>
    <style:style style:name="T4" style:family="text">
      <style:text-properties officeooo:rsid="000740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71002167" text:style-name="WWNum1">
        <text:list-header>
          <text:h text:style-name="P4" text:outline-level="1">Crud</text:h>
        </text:list-header>
      </text:list>
      <text:list xml:id="list156585716" text:style-name="Outline">
        <text:list-item>
          <text:h text:style-name="P3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25-8</text:span>-2018</text:p>
      <text:p text:style-name="Standard"/>
      <text:p text:style-name="P1">Link de Interes:<text:tab/><text:tab/><text:a xlink:type="simple" xlink:href="https://grokonez.com/flutter/flutter-firestore-example-firebase-firestore-crud-operations-with-listview" text:style-name="Internet_20_link" text:visited-style-name="Visited_20_Internet_20_Link"><text:span text:style-name="T4">grokonez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8-08-25T11:55:16.425000000</meta:creation-date>
    <meta:editing-duration>PT3H7M34S</meta:editing-duration>
    <meta:generator>LibreOffice/6.0.4.2$Windows_X86_64 LibreOffice_project/9b0d9b32d5dcda91d2f1a96dc04c645c450872bf</meta:generator>
    <dc:date>2018-08-25T15:13:01.057000000</dc:date>
    <meta:document-statistic meta:table-count="0" meta:image-count="0" meta:object-count="0" meta:page-count="3" meta:paragraph-count="8" meta:word-count="19" meta:character-count="142" meta:non-whitespace-character-count="1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